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3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</style:style>
    <style:style style:name="ce2" style:family="table-cell" style:parent-style-name="Default">
      <style:table-cell-properties fo:background-color="#3333ff"/>
    </style:style>
    <style:style style:name="ce3" style:family="table-cell" style:parent-style-name="Default">
      <style:table-cell-properties fo:background-color="#66ff00"/>
    </style:style>
    <style:style style:name="ce4" style:family="table-cell" style:parent-style-name="Default">
      <style:text-properties fo:color="#000000" style:font-name="Liberation Sans" fo:font-size="13pt" fo:language="none" fo:country="none" style:font-name-asian="Droid Sans Fallback" style:font-size-asian="13pt" style:language-asian="none" style:country-asian="none" style:font-name-complex="FreeSans" style:font-size-complex="13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65in" svg:height="3.5449in" svg:x="12.4957in" svg:y="1.9138in">
            <draw:object draw:notify-on-update-of-ranges="Sheet1.A3:Sheet1.A8 Sheet1.B1:Sheet1.B1 Sheet1.B3:Sheet1.B8 Sheet1.A3:Sheet1.A8 Sheet1.F1:Sheet1.F1 Sheet1.F3:Sheet1.F8 Sheet1.A3:Sheet1.A8 Sheet1.J1:Sheet1.J1 Sheet1.J3:Sheet1.J8 Sheet1.A3:Sheet1.A8 Sheet1.N1:Sheet1.N1 Sheet1.N3:Sheet1.N8 Sheet1.A3:Sheet1.A8 Sheet1.B11:Sheet1.B11 Sheet1.B13:Sheet1.B18 Sheet1.A3:Sheet1.A8 Sheet1.F11:Sheet1.F11 Sheet1.F13:Sheet1.F18 Sheet1.A3:Sheet1.A8 Sheet1.J11:Sheet1.J11 Sheet1.J13:Sheet1.J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65in" svg:height="3.5449in" svg:x="12.4087in" svg:y="5.7618in">
            <draw:object draw:notify-on-update-of-ranges="Sheet1.A3:Sheet1.A8 Sheet1.B1:Sheet1.B1 Sheet1.D3:Sheet1.D8 Sheet1.A3:Sheet1.A8 Sheet1.F1:Sheet1.F1 Sheet1.H3:Sheet1.H8 Sheet1.A3:Sheet1.A8 Sheet1.J1:Sheet1.J1 Sheet1.L3:Sheet1.L8 Sheet1.A3:Sheet1.A8 Sheet1.N1:Sheet1.N1 Sheet1.P3:Sheet1.P8 Sheet1.A3:Sheet1.A8 Sheet1.B11:Sheet1.B11 Sheet1.D13:Sheet1.D18 Sheet1.A3:Sheet1.A8 Sheet1.F11:Sheet1.F11 Sheet1.H13:Sheet1.H18 Sheet1.A3:Sheet1.A8 Sheet1.J11:Sheet1.J11 Sheet1.L13:Sheet1.L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Size of Network/TTL</text:p>
          </table:table-cell>
          <table:table-cell table:style-name="ce1" office:value-type="string" calcext:value-type="string">
            <text:p>TTL = 1</text:p>
          </table:table-cell>
          <table:table-cell table:style-name="ce1" table:number-columns-repeated="3"/>
          <table:table-cell table:style-name="ce3" office:value-type="string" calcext:value-type="string">
            <text:p>TTL = 2</text:p>
          </table:table-cell>
          <table:table-cell table:style-name="ce3" table:number-columns-repeated="3"/>
          <table:table-cell table:style-name="ce1" office:value-type="string" calcext:value-type="string">
            <text:p>TTL = 3</text:p>
          </table:table-cell>
          <table:table-cell table:style-name="ce1" table:number-columns-repeated="3"/>
          <table:table-cell table:style-name="ce3" office:value-type="string" calcext:value-type="string">
            <text:p>TTL = 4</text:p>
          </table:table-cell>
          <table:table-cell table:style-name="ce3" table:number-columns-repeated="3"/>
        </table:table-row>
        <table:table-row table:style-name="ro1">
          <table:table-cell/>
          <table:table-cell table:style-name="ce1" office:value-type="string" calcext:value-type="string">
            <text:p>Average News Coverage</text:p>
          </table:table-cell>
          <table:table-cell table:style-name="ce1" office:value-type="string" calcext:value-type="string">
            <text:p>Average Node Knowledge</text:p>
          </table:table-cell>
          <table:table-cell table:style-name="ce1" office:value-type="string" calcext:value-type="string">
            <text:p>Traffic</text:p>
          </table:table-cell>
          <table:table-cell table:style-name="ce1" office:value-type="string" calcext:value-type="string">
            <text:p>Number of News</text:p>
          </table:table-cell>
          <table:table-cell table:style-name="ce3" office:value-type="string" calcext:value-type="string">
            <text:p>Average News Coverage</text:p>
          </table:table-cell>
          <table:table-cell table:style-name="ce3" office:value-type="string" calcext:value-type="string">
            <text:p>Average Node Knowledge</text:p>
          </table:table-cell>
          <table:table-cell table:style-name="ce3" office:value-type="string" calcext:value-type="string">
            <text:p>Traffic</text:p>
          </table:table-cell>
          <table:table-cell table:style-name="ce3" office:value-type="string" calcext:value-type="string">
            <text:p>Number of News</text:p>
          </table:table-cell>
          <table:table-cell table:style-name="ce1" office:value-type="string" calcext:value-type="string">
            <text:p>Average News Coverage</text:p>
          </table:table-cell>
          <table:table-cell table:style-name="ce1" office:value-type="string" calcext:value-type="string">
            <text:p>Average Node Knowledge</text:p>
          </table:table-cell>
          <table:table-cell table:style-name="ce1" office:value-type="string" calcext:value-type="string">
            <text:p>Traffic</text:p>
          </table:table-cell>
          <table:table-cell table:style-name="ce1" office:value-type="string" calcext:value-type="string">
            <text:p>Number of News</text:p>
          </table:table-cell>
          <table:table-cell table:style-name="ce3" office:value-type="string" calcext:value-type="string">
            <text:p>Average News Coverage</text:p>
          </table:table-cell>
          <table:table-cell table:style-name="ce3" office:value-type="string" calcext:value-type="string">
            <text:p>Average Node Knowledge</text:p>
          </table:table-cell>
          <table:table-cell table:style-name="ce3" office:value-type="string" calcext:value-type="string">
            <text:p>Traffic</text:p>
          </table:table-cell>
          <table:table-cell table:style-name="ce3" office:value-type="string" calcext:value-type="string">
            <text:p>Number of New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1456" calcext:value-type="float">
            <text:p>1456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52" calcext:value-type="float">
            <text:p>952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3740" calcext:value-type="float">
            <text:p>3740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11520" calcext:value-type="float">
            <text:p>11520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7040" calcext:value-type="float">
            <text:p>7040</text:p>
          </table:table-cell>
          <table:table-cell table:style-name="ce3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table:style-name="ce1" office:value-type="float" office:value="95.8951271186441" calcext:value-type="float">
            <text:p>95.8951271186</text:p>
          </table:table-cell>
          <table:table-cell table:style-name="ce1" office:value-type="float" office:value="12980" calcext:value-type="float">
            <text:p>12980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2" table:style-name="ce3" office:value-type="float" office:value="99.7572815533981" calcext:value-type="float">
            <text:p>99.7572815534</text:p>
          </table:table-cell>
          <table:table-cell table:style-name="ce3" office:value-type="float" office:value="31630" calcext:value-type="float">
            <text:p>31630</text:p>
          </table:table-cell>
          <table:table-cell table:style-name="ce3" office:value-type="float" office:value="103" calcext:value-type="float">
            <text:p>103</text:p>
          </table:table-cell>
          <table:table-cell table:number-columns-repeated="2" table:style-name="ce1" office:value-type="float" office:value="99.8046875" calcext:value-type="float">
            <text:p>99.8046875</text:p>
          </table:table-cell>
          <table:table-cell table:style-name="ce1" office:value-type="float" office:value="30640" calcext:value-type="float">
            <text:p>3064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2" table:style-name="ce3" office:value-type="float" office:value="99.8188405797101" calcext:value-type="float">
            <text:p>99.8188405797</text:p>
          </table:table-cell>
          <table:table-cell table:style-name="ce3" office:value-type="float" office:value="22040" calcext:value-type="float">
            <text:p>22040</text:p>
          </table:table-cell>
          <table:table-cell table:style-name="ce3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table:style-name="ce1" office:value-type="float" office:value="77.7118389423077" calcext:value-type="float">
            <text:p>77.7118389423</text:p>
          </table:table-cell>
          <table:table-cell table:style-name="ce1" office:value-type="float" office:value="22880" calcext:value-type="float">
            <text:p>22880</text:p>
          </table:table-cell>
          <table:table-cell table:style-name="ce1" office:value-type="float" office:value="208" calcext:value-type="float">
            <text:p>208</text:p>
          </table:table-cell>
          <table:table-cell table:number-columns-repeated="2" table:style-name="ce3" office:value-type="float" office:value="97.7241847826087" calcext:value-type="float">
            <text:p>97.7241847826</text:p>
          </table:table-cell>
          <table:table-cell table:style-name="ce3" office:value-type="float" office:value="90950" calcext:value-type="float">
            <text:p>90950</text:p>
          </table:table-cell>
          <table:table-cell table:style-name="ce3" office:value-type="float" office:value="184" calcext:value-type="float">
            <text:p>184</text:p>
          </table:table-cell>
          <table:table-cell table:number-columns-repeated="2" table:style-name="ce1" office:value-type="float" office:value="98.6030629139073" calcext:value-type="float">
            <text:p>98.6030629139</text:p>
          </table:table-cell>
          <table:table-cell table:style-name="ce1" office:value-type="float" office:value="94660" calcext:value-type="float">
            <text:p>94660</text:p>
          </table:table-cell>
          <table:table-cell table:style-name="ce1" office:value-type="float" office:value="151" calcext:value-type="float">
            <text:p>151</text:p>
          </table:table-cell>
          <table:table-cell table:number-columns-repeated="2" table:style-name="ce3" office:value-type="float" office:value="98.7092391304348" calcext:value-type="float">
            <text:p>98.7092391304</text:p>
          </table:table-cell>
          <table:table-cell table:style-name="ce3" office:value-type="float" office:value="116240" calcext:value-type="float">
            <text:p>116240</text:p>
          </table:table-cell>
          <table:table-cell table:style-name="ce3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table:style-name="ce1" office:value-type="float" office:value="53.7376926369863" calcext:value-type="float">
            <text:p>53.737692637</text:p>
          </table:table-cell>
          <table:table-cell table:style-name="ce1" office:value-type="float" office:value="32120" calcext:value-type="float">
            <text:p>32120</text:p>
          </table:table-cell>
          <table:table-cell table:style-name="ce1" office:value-type="float" office:value="292" calcext:value-type="float">
            <text:p>292</text:p>
          </table:table-cell>
          <table:table-cell table:style-name="ce3" office:value-type="float" office:value="94.627700617284" calcext:value-type="float">
            <text:p>94.6277006173</text:p>
          </table:table-cell>
          <table:table-cell table:style-name="ce3" office:value-type="float" office:value="94.6277006172839" calcext:value-type="float">
            <text:p>94.6277006173</text:p>
          </table:table-cell>
          <table:table-cell table:style-name="ce3" office:value-type="float" office:value="221860" calcext:value-type="float">
            <text:p>221860</text:p>
          </table:table-cell>
          <table:table-cell table:style-name="ce3" office:value-type="float" office:value="324" calcext:value-type="float">
            <text:p>324</text:p>
          </table:table-cell>
          <table:table-cell table:number-columns-repeated="2" table:style-name="ce1" office:value-type="float" office:value="98.1411637931035" calcext:value-type="float">
            <text:p>98.1411637931</text:p>
          </table:table-cell>
          <table:table-cell table:style-name="ce1" office:value-type="float" office:value="387400" calcext:value-type="float">
            <text:p>387400</text:p>
          </table:table-cell>
          <table:table-cell table:style-name="ce1" office:value-type="float" office:value="319" calcext:value-type="float">
            <text:p>319</text:p>
          </table:table-cell>
          <table:table-cell table:number-columns-repeated="2" table:style-name="ce3" office:value-type="float" office:value="98.236301369863" calcext:value-type="float">
            <text:p>98.2363013699</text:p>
          </table:table-cell>
          <table:table-cell table:style-name="ce3" office:value-type="float" office:value="458200" calcext:value-type="float">
            <text:p>458200</text:p>
          </table:table-cell>
          <table:table-cell table:style-name="ce3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1" office:value-type="float" office:value="32.5455197132617" calcext:value-type="float">
            <text:p>32.5455197133</text:p>
          </table:table-cell>
          <table:table-cell table:style-name="ce1" office:value-type="float" office:value="32.5455197132616" calcext:value-type="float">
            <text:p>32.5455197133</text:p>
          </table:table-cell>
          <table:table-cell table:style-name="ce1" office:value-type="float" office:value="61380" calcext:value-type="float">
            <text:p>61380</text:p>
          </table:table-cell>
          <table:table-cell table:style-name="ce1" office:value-type="float" office:value="558" calcext:value-type="float">
            <text:p>558</text:p>
          </table:table-cell>
          <table:table-cell table:style-name="ce3" office:value-type="float" office:value="84.67012987013" calcext:value-type="float">
            <text:p>84.6701298701</text:p>
          </table:table-cell>
          <table:table-cell table:style-name="ce3" office:value-type="float" office:value="84.6701298701299" calcext:value-type="float">
            <text:p>84.6701298701</text:p>
          </table:table-cell>
          <table:table-cell table:style-name="ce3" office:value-type="float" office:value="501060" calcext:value-type="float">
            <text:p>501060</text:p>
          </table:table-cell>
          <table:table-cell table:style-name="ce3" office:value-type="float" office:value="616" calcext:value-type="float">
            <text:p>616</text:p>
          </table:table-cell>
          <table:table-cell table:style-name="ce1" office:value-type="float" office:value="96.2881720430106" calcext:value-type="float">
            <text:p>96.288172043</text:p>
          </table:table-cell>
          <table:table-cell table:style-name="ce1" office:value-type="float" office:value="96.2881720430107" calcext:value-type="float">
            <text:p>96.288172043</text:p>
          </table:table-cell>
          <table:table-cell table:style-name="ce1" office:value-type="float" office:value="1180780" calcext:value-type="float">
            <text:p>1180780</text:p>
          </table:table-cell>
          <table:table-cell table:style-name="ce1" office:value-type="float" office:value="558" calcext:value-type="float">
            <text:p>558</text:p>
          </table:table-cell>
          <table:table-cell table:style-name="ce3" office:value-type="float" office:value="96.9606956521738" calcext:value-type="float">
            <text:p>96.9606956522</text:p>
          </table:table-cell>
          <table:table-cell table:style-name="ce3" office:value-type="float" office:value="96.9606956521739" calcext:value-type="float">
            <text:p>96.9606956522</text:p>
          </table:table-cell>
          <table:table-cell table:style-name="ce3" office:value-type="float" office:value="1384090" calcext:value-type="float">
            <text:p>1384090</text:p>
          </table:table-cell>
          <table:table-cell table:style-name="ce3" office:value-type="float" office:value="575" calcext:value-type="float">
            <text:p>57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5"/>
          <table:table-cell office:value-type="string" calcext:value-type="string">
            <text:p>Title</text:p>
          </table:table-cell>
          <table:table-cell office:value-type="string" calcext:value-type="string">
            <text:p>Average News Coverage as a function of TTL and Network Size</text:p>
          </table:table-cell>
        </table:table-row>
        <table:table-row table:style-name="ro1">
          <table:table-cell office:value-type="string" calcext:value-type="string">
            <text:p>Size of Network/TTL</text:p>
          </table:table-cell>
          <table:table-cell table:style-name="ce2" office:value-type="string" calcext:value-type="string">
            <text:p>TTL = 16</text:p>
          </table:table-cell>
          <table:table-cell table:style-name="ce2" table:number-columns-repeated="3"/>
          <table:table-cell table:style-name="ce3" office:value-type="string" calcext:value-type="string">
            <text:p>TTL = 64</text:p>
          </table:table-cell>
          <table:table-cell table:style-name="ce3" table:number-columns-repeated="3"/>
          <table:table-cell table:style-name="ce2" office:value-type="string" calcext:value-type="string">
            <text:p>TTL = 128</text:p>
          </table:table-cell>
          <table:table-cell table:style-name="ce2"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verage News Coverage</text:p>
          </table:table-cell>
          <table:table-cell table:style-name="ce2" office:value-type="string" calcext:value-type="string">
            <text:p>Average Node Knowledge</text:p>
          </table:table-cell>
          <table:table-cell table:style-name="ce2" office:value-type="string" calcext:value-type="string">
            <text:p>Traffic</text:p>
          </table:table-cell>
          <table:table-cell table:style-name="ce2" office:value-type="string" calcext:value-type="string">
            <text:p>Number of News</text:p>
          </table:table-cell>
          <table:table-cell table:style-name="ce3" office:value-type="string" calcext:value-type="string">
            <text:p>Average News Coverage</text:p>
          </table:table-cell>
          <table:table-cell table:style-name="ce3" office:value-type="string" calcext:value-type="string">
            <text:p>Average Node Knowledge</text:p>
          </table:table-cell>
          <table:table-cell table:style-name="ce3" office:value-type="string" calcext:value-type="string">
            <text:p>Traffic</text:p>
          </table:table-cell>
          <table:table-cell table:style-name="ce3" office:value-type="string" calcext:value-type="string">
            <text:p>Number of News</text:p>
          </table:table-cell>
          <table:table-cell table:style-name="ce2" office:value-type="string" calcext:value-type="string">
            <text:p>Average News Coverage</text:p>
          </table:table-cell>
          <table:table-cell table:style-name="ce2" office:value-type="string" calcext:value-type="string">
            <text:p>Average Node Knowledge</text:p>
          </table:table-cell>
          <table:table-cell table:style-name="ce2" office:value-type="string" calcext:value-type="string">
            <text:p>Traffic</text:p>
          </table:table-cell>
          <table:table-cell table:style-name="ce2" office:value-type="string" calcext:value-type="string">
            <text:p>Number of News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1512" calcext:value-type="float">
            <text:p>1512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1064" calcext:value-type="float">
            <text:p>1064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1848" calcext:value-type="float">
            <text:p>1848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4960" calcext:value-type="float">
            <text:p>496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7680" calcext:value-type="float">
            <text:p>7680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8160" calcext:value-type="float">
            <text:p>8160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table:style-name="ce2" office:value-type="float" office:value="99.7626582278481" calcext:value-type="float">
            <text:p>99.7626582278</text:p>
          </table:table-cell>
          <table:table-cell table:style-name="ce2" office:value-type="float" office:value="25220" calcext:value-type="float">
            <text:p>25220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2" table:style-name="ce3" office:value-type="float" office:value="99.8067010309278" calcext:value-type="float">
            <text:p>99.8067010309</text:p>
          </table:table-cell>
          <table:table-cell table:style-name="ce3" office:value-type="float" office:value="30980" calcext:value-type="float">
            <text:p>30980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2" table:style-name="ce2" office:value-type="float" office:value="99.8026315789474" calcext:value-type="float">
            <text:p>99.8026315789</text:p>
          </table:table-cell>
          <table:table-cell table:style-name="ce2" office:value-type="float" office:value="30340" calcext:value-type="float">
            <text:p>30340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table:style-name="ce2" office:value-type="float" office:value="98.6023869346734" calcext:value-type="float">
            <text:p>98.6023869347</text:p>
          </table:table-cell>
          <table:table-cell table:style-name="ce2" office:value-type="float" office:value="125580" calcext:value-type="float">
            <text:p>125580</text:p>
          </table:table-cell>
          <table:table-cell table:style-name="ce2" office:value-type="float" office:value="199" calcext:value-type="float">
            <text:p>199</text:p>
          </table:table-cell>
          <table:table-cell table:number-columns-repeated="2" table:style-name="ce3" office:value-type="float" office:value="98.5963983050847" calcext:value-type="float">
            <text:p>98.5963983051</text:p>
          </table:table-cell>
          <table:table-cell table:style-name="ce3" office:value-type="float" office:value="111690" calcext:value-type="float">
            <text:p>111690</text:p>
          </table:table-cell>
          <table:table-cell table:style-name="ce3" office:value-type="float" office:value="177" calcext:value-type="float">
            <text:p>177</text:p>
          </table:table-cell>
          <table:table-cell table:number-columns-repeated="2" table:style-name="ce2" office:value-type="float" office:value="98.5564720812183" calcext:value-type="float">
            <text:p>98.5564720812</text:p>
          </table:table-cell>
          <table:table-cell table:style-name="ce2" office:value-type="float" office:value="124260" calcext:value-type="float">
            <text:p>124260</text:p>
          </table:table-cell>
          <table:table-cell table:style-name="ce2"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table:style-name="ce2" office:value-type="float" office:value="98.2797942546584" calcext:value-type="float">
            <text:p>98.2797942547</text:p>
          </table:table-cell>
          <table:table-cell table:style-name="ce2" office:value-type="float" office:value="405070" calcext:value-type="float">
            <text:p>405070</text:p>
          </table:table-cell>
          <table:table-cell table:style-name="ce2" office:value-type="float" office:value="322" calcext:value-type="float">
            <text:p>322</text:p>
          </table:table-cell>
          <table:table-cell table:number-columns-repeated="2" table:style-name="ce3" office:value-type="float" office:value="98.203125" calcext:value-type="float">
            <text:p>98.203125</text:p>
          </table:table-cell>
          <table:table-cell table:style-name="ce3" office:value-type="float" office:value="439950" calcext:value-type="float">
            <text:p>439950</text:p>
          </table:table-cell>
          <table:table-cell table:style-name="ce3" office:value-type="float" office:value="350" calcext:value-type="float">
            <text:p>350</text:p>
          </table:table-cell>
          <table:table-cell table:number-columns-repeated="2" table:style-name="ce2" office:value-type="float" office:value="98.1711647727273" calcext:value-type="float">
            <text:p>98.1711647727</text:p>
          </table:table-cell>
          <table:table-cell table:style-name="ce2" office:value-type="float" office:value="442320" calcext:value-type="float">
            <text:p>442320</text:p>
          </table:table-cell>
          <table:table-cell table:style-name="ce2"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" office:value-type="float" office:value="96.9893376413569" calcext:value-type="float">
            <text:p>96.9893376414</text:p>
          </table:table-cell>
          <table:table-cell table:style-name="ce2" office:value-type="float" office:value="96.989337641357" calcext:value-type="float">
            <text:p>96.9893376414</text:p>
          </table:table-cell>
          <table:table-cell table:style-name="ce2" office:value-type="float" office:value="1500910" calcext:value-type="float">
            <text:p>1500910</text:p>
          </table:table-cell>
          <table:table-cell table:style-name="ce2" office:value-type="float" office:value="619" calcext:value-type="float">
            <text:p>619</text:p>
          </table:table-cell>
          <table:table-cell table:style-name="ce3" office:value-type="float" office:value="96.9679245283018" calcext:value-type="float">
            <text:p>96.9679245283</text:p>
          </table:table-cell>
          <table:table-cell table:style-name="ce3" office:value-type="float" office:value="96.9679245283019" calcext:value-type="float">
            <text:p>96.9679245283</text:p>
          </table:table-cell>
          <table:table-cell table:style-name="ce3" office:value-type="float" office:value="1541790" calcext:value-type="float">
            <text:p>1541790</text:p>
          </table:table-cell>
          <table:table-cell table:style-name="ce3" office:value-type="float" office:value="636" calcext:value-type="float">
            <text:p>636</text:p>
          </table:table-cell>
          <table:table-cell table:style-name="ce2" office:value-type="float" office:value="96.9917081260364" calcext:value-type="float">
            <text:p>96.991708126</text:p>
          </table:table-cell>
          <table:table-cell table:style-name="ce2" office:value-type="float" office:value="96.9917081260365" calcext:value-type="float">
            <text:p>96.991708126</text:p>
          </table:table-cell>
          <table:table-cell table:style-name="ce2" office:value-type="float" office:value="1462150" calcext:value-type="float">
            <text:p>1462150</text:p>
          </table:table-cell>
          <table:table-cell table:style-name="ce2" office:value-type="float" office:value="603" calcext:value-type="float">
            <text:p>603</text:p>
          </table:table-cell>
          <table:table-cell table:number-columns-repeated="4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25 % total nodes = writ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raffic: all nodes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Max : 250 nodes</text:p>
          </table:table-cell>
          <table:table-cell office:value-type="string" calcext:value-type="string">
            <text:p>tps de création max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50 – 62 =188 non writers</text:p>
          </table:table-cell>
          <table:table-cell office:value-type="string" calcext:value-type="string">
            <text:p>188*50 = 9400 ms</text:p>
          </table:table-cell>
          <table:table-cell table:number-columns-repeated="2"/>
          <table:table-cell office:value-type="string" calcext:value-type="string">
            <text:p>Non writers tous crée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+1000 ms</text:p>
          </table:table-cell>
          <table:table-cell office:value-type="string" calcext:value-type="string">
            <text:p>10400 ms</text:p>
          </table:table-cell>
          <table:table-cell office:value-type="string" calcext:value-type="string">
            <text:p>Debut de création des writers</text:p>
          </table:table-cell>
          <table:table-cell table:number-columns-repeated="2"/>
          <table:table-cell office:value-type="string" calcext:value-type="string">
            <text:p>+15000 ms</text:p>
          </table:table-cell>
          <table:table-cell office:value-type="string" calcext:value-type="string">
            <text:p>25400ms</text:p>
          </table:table-cell>
          <table:table-cell office:value-type="string" calcext:value-type="string">
            <text:p>Création première news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62 writers (25%)</text:p>
          </table:table-cell>
          <table:table-cell office:value-type="string" calcext:value-type="string">
            <text:p>3100 ms</text:p>
          </table:table-cell>
          <table:table-cell/>
          <table:table-cell office:value-type="string" calcext:value-type="string">
            <text:p>13500 ms</text:p>
          </table:table-cell>
          <table:table-cell office:value-type="string" calcext:value-type="string">
            <text:p>Tous noeuds crées</text:p>
          </table:table-cell>
          <table:table-cell table:number-columns-repeated="3"/>
          <table:table-cell office:value-type="string" calcext:value-type="string">
            <text:p>Rappel : shuffle period croupier : 2000 ms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Croupier view size :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mulation time</text:p>
          </table:table-cell>
          <table:table-cell office:value-type="string" calcext:value-type="string">
            <text:p>45000ms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1 news toutes les 1 – 5 secs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mq: Quand un node reçoit une news qu'il a déjà reçue, il la drop (il ne la broadcast pas à ses neighbours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inon, broadcast à neighbours en diminuant le TT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i reçoit news avec TTL = 0, ne l'envoie pas aux neighbours</text:p>
          </table:table-cell>
          <table:table-cell table:number-columns-repeated="16"/>
        </table:table-row>
        <table:table-row table:style-name="ro1" table:number-rows-repeated="10">
          <table:table-cell table:number-columns-repeated="17"/>
        </table:table-row>
        <table:table-row table:style-name="ro2">
          <table:table-cell table:number-columns-repeated="15"/>
          <table:table-cell office:value-type="string" calcext:value-type="string">
            <text:p>Title</text:p>
          </table:table-cell>
          <table:table-cell table:style-name="ce4" office:value-type="string" calcext:value-type="string">
            <text:p>Global Traffic as a function of TTL and Network Siz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20:24:16.6576819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20:57:23.340718757</meta:creation-date>
    <meta:generator>LibreOffice/4.2.8.2$Linux_X86_64 LibreOffice_project/420m0$Build-2</meta:generator>
    <dc:date>2016-06-01T20:30:11.765993219</dc:date>
    <meta:editing-duration>PT1H33M3S</meta:editing-duration>
    <meta:editing-cycles>25</meta:editing-cycles>
    <meta:document-statistic meta:table-count="1" meta:cell-count="2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scatter" chart:style-name="ch1">
        <chart:legend chart:legend-position="end" svg:x="13.089cm" svg:y="2.709cm" style:legend-expansion="high" chart:style-name="ch2"/>
        <chart:plot-area chart:style-name="ch3" table:cell-range-address="Sheet1.A3:Sheet1.B8 Sheet1.B1:Sheet1.B1 Sheet1.F1:Sheet1.F1 Sheet1.F3:Sheet1.F8 Sheet1.J1:Sheet1.J1 Sheet1.J3:Sheet1.J8 Sheet1.N1:Sheet1.N1 Sheet1.N3:Sheet1.N8 Sheet1.B11:Sheet1.B11 Sheet1.B13:Sheet1.B18 Sheet1.F11:Sheet1.F11 Sheet1.F13:Sheet1.F18 Sheet1.J11:Sheet1.J11 Sheet1.J13:Sheet1.J18" chart:data-source-has-labels="row" svg:x="1.33cm" svg:y="0.18cm" svg:width="11.44cm" svg:height="7.664cm">
          <chartooo:coordinate-region svg:x="2.137cm" svg:y="0.379cm" svg:width="10.353cm" svg:height="6.818cm"/>
          <chart:axis chart:dimension="x" chart:name="primary-x" chart:style-name="ch4">
            <chart:title svg:x="5.723cm" svg:y="8.024cm" chart:style-name="ch5">
              <text:p>Number of Nodes</text:p>
            </chart:title>
          </chart:axis>
          <chart:axis chart:dimension="y" chart:name="primary-y" chart:style-name="ch6">
            <chart:title svg:x="0.451cm" svg:y="6.159cm" chart:style-name="ch7">
              <text:p>Average News Coverage (%)</text:p>
            </chart:title>
            <chart:grid chart:style-name="ch8" chart:class="major"/>
          </chart:axis>
          <chart:series chart:style-name="ch9" chart:values-cell-range-address="Sheet1.B3:Sheet1.B8" chart:label-cell-address="Sheet1.B1:Sheet1.B1" chart:class="chart:scatter">
            <chart:domain table:cell-range-address="Sheet1.A3:Sheet1.A8"/>
            <chart:data-point chart:repeated="6"/>
          </chart:series>
          <chart:series chart:style-name="ch10" chart:values-cell-range-address="Sheet1.F3:Sheet1.F8" chart:label-cell-address="Sheet1.F1:Sheet1.F1" chart:class="chart:scatter">
            <chart:data-point chart:repeated="6"/>
          </chart:series>
          <chart:series chart:style-name="ch11" chart:values-cell-range-address="Sheet1.J3:Sheet1.J8" chart:label-cell-address="Sheet1.J1:Sheet1.J1" chart:class="chart:scatter">
            <chart:data-point chart:repeated="6"/>
          </chart:series>
          <chart:series chart:style-name="ch12" chart:values-cell-range-address="Sheet1.N3:Sheet1.N8" chart:label-cell-address="Sheet1.N1:Sheet1.N1" chart:class="chart:scatter">
            <chart:data-point chart:repeated="6"/>
          </chart:series>
          <chart:series chart:style-name="ch13" chart:values-cell-range-address="Sheet1.B13:Sheet1.B18" chart:label-cell-address="Sheet1.B11:Sheet1.B11" chart:class="chart:scatter">
            <chart:data-point chart:repeated="6"/>
          </chart:series>
          <chart:series chart:style-name="ch14" chart:values-cell-range-address="Sheet1.F13:Sheet1.F18" chart:label-cell-address="Sheet1.F11:Sheet1.F11" chart:class="chart:scatter">
            <chart:data-point chart:repeated="6"/>
          </chart:series>
          <chart:series chart:style-name="ch15" chart:values-cell-range-address="Sheet1.J13:Sheet1.J18" chart:label-cell-address="Sheet1.J11:Sheet1.J11" chart:class="chart:scatte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TL = 1</text:p>
                <draw:g>
                  <svg:desc>Sheet1.B1:Sheet1.B1</svg:desc>
                </draw:g>
              </table:table-cell>
              <table:table-cell office:value-type="string">
                <text:p>TTL = 2</text:p>
                <draw:g>
                  <svg:desc>Sheet1.F1:Sheet1.F1</svg:desc>
                </draw:g>
              </table:table-cell>
              <table:table-cell office:value-type="string">
                <text:p>TTL = 3</text:p>
                <draw:g>
                  <svg:desc>Sheet1.J1:Sheet1.J1</svg:desc>
                </draw:g>
              </table:table-cell>
              <table:table-cell office:value-type="string">
                <text:p>TTL = 4</text:p>
                <draw:g>
                  <svg:desc>Sheet1.N1:Sheet1.N1</svg:desc>
                </draw:g>
              </table:table-cell>
              <table:table-cell office:value-type="string">
                <text:p>TTL = 16</text:p>
                <draw:g>
                  <svg:desc>Sheet1.B11:Sheet1.B11</svg:desc>
                </draw:g>
              </table:table-cell>
              <table:table-cell office:value-type="string">
                <text:p>TTL = 64</text:p>
                <draw:g>
                  <svg:desc>Sheet1.F11:Sheet1.F11</svg:desc>
                </draw:g>
              </table:table-cell>
              <table:table-cell office:value-type="string">
                <text:p>TTL = 128</text:p>
                <draw:g>
                  <svg:desc>Sheet1.J11:Sheet1.J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3:Sheet1.A8</svg:desc>
                </draw:g>
              </table:table-cell>
              <table:table-cell office:value-type="float" office:value="100">
                <text:p>100</text:p>
                <draw:g>
                  <svg:desc>Sheet1.B3:Sheet1.B8</svg:desc>
                </draw:g>
              </table:table-cell>
              <table:table-cell office:value-type="float" office:value="100">
                <text:p>100</text:p>
                <draw:g>
                  <svg:desc>Sheet1.F3:Sheet1.F8</svg:desc>
                </draw:g>
              </table:table-cell>
              <table:table-cell office:value-type="float" office:value="100">
                <text:p>100</text:p>
                <draw:g>
                  <svg:desc>Sheet1.J3:Sheet1.J8</svg:desc>
                </draw:g>
              </table:table-cell>
              <table:table-cell office:value-type="float" office:value="100">
                <text:p>100</text:p>
                <draw:g>
                  <svg:desc>Sheet1.N3:Sheet1.N8</svg:desc>
                </draw:g>
              </table:table-cell>
              <table:table-cell office:value-type="float" office:value="100">
                <text:p>100</text:p>
                <draw:g>
                  <svg:desc>Sheet1.B13:Sheet1.B18</svg:desc>
                </draw:g>
              </table:table-cell>
              <table:table-cell office:value-type="float" office:value="100">
                <text:p>100</text:p>
                <draw:g>
                  <svg:desc>Sheet1.F13:Sheet1.F18</svg:desc>
                </draw:g>
              </table:table-cell>
              <table:table-cell office:value-type="float" office:value="100">
                <text:p>100</text:p>
                <draw:g>
                  <svg:desc>Sheet1.J13:Sheet1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95.8951271186441">
                <text:p>95.8951271186441</text:p>
              </table:table-cell>
              <table:table-cell office:value-type="float" office:value="99.7572815533981">
                <text:p>99.7572815533981</text:p>
              </table:table-cell>
              <table:table-cell office:value-type="float" office:value="99.8046875">
                <text:p>99.8046875</text:p>
              </table:table-cell>
              <table:table-cell office:value-type="float" office:value="99.8188405797101">
                <text:p>99.8188405797101</text:p>
              </table:table-cell>
              <table:table-cell office:value-type="float" office:value="99.7626582278481">
                <text:p>99.7626582278481</text:p>
              </table:table-cell>
              <table:table-cell office:value-type="float" office:value="99.8067010309278">
                <text:p>99.8067010309278</text:p>
              </table:table-cell>
              <table:table-cell office:value-type="float" office:value="99.8026315789474">
                <text:p>99.80263157894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77.7118389423077">
                <text:p>77.7118389423077</text:p>
              </table:table-cell>
              <table:table-cell office:value-type="float" office:value="97.7241847826087">
                <text:p>97.7241847826087</text:p>
              </table:table-cell>
              <table:table-cell office:value-type="float" office:value="98.6030629139073">
                <text:p>98.6030629139073</text:p>
              </table:table-cell>
              <table:table-cell office:value-type="float" office:value="98.7092391304348">
                <text:p>98.7092391304348</text:p>
              </table:table-cell>
              <table:table-cell office:value-type="float" office:value="98.6023869346734">
                <text:p>98.6023869346734</text:p>
              </table:table-cell>
              <table:table-cell office:value-type="float" office:value="98.5963983050847">
                <text:p>98.5963983050847</text:p>
              </table:table-cell>
              <table:table-cell office:value-type="float" office:value="98.5564720812183">
                <text:p>98.5564720812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53.7376926369863">
                <text:p>53.7376926369863</text:p>
              </table:table-cell>
              <table:table-cell office:value-type="float" office:value="94.627700617284">
                <text:p>94.627700617284</text:p>
              </table:table-cell>
              <table:table-cell office:value-type="float" office:value="98.1411637931035">
                <text:p>98.1411637931035</text:p>
              </table:table-cell>
              <table:table-cell office:value-type="float" office:value="98.236301369863">
                <text:p>98.236301369863</text:p>
              </table:table-cell>
              <table:table-cell office:value-type="float" office:value="98.2797942546584">
                <text:p>98.2797942546584</text:p>
              </table:table-cell>
              <table:table-cell office:value-type="float" office:value="98.203125">
                <text:p>98.203125</text:p>
              </table:table-cell>
              <table:table-cell office:value-type="float" office:value="98.1711647727273">
                <text:p>98.17116477272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32.5455197132617">
                <text:p>32.5455197132617</text:p>
              </table:table-cell>
              <table:table-cell office:value-type="float" office:value="84.67012987013">
                <text:p>84.67012987013</text:p>
              </table:table-cell>
              <table:table-cell office:value-type="float" office:value="96.2881720430106">
                <text:p>96.2881720430106</text:p>
              </table:table-cell>
              <table:table-cell office:value-type="float" office:value="96.9606956521738">
                <text:p>96.9606956521738</text:p>
              </table:table-cell>
              <table:table-cell office:value-type="float" office:value="96.9893376413569">
                <text:p>96.9893376413569</text:p>
              </table:table-cell>
              <table:table-cell office:value-type="float" office:value="96.9679245283018">
                <text:p>96.9679245283018</text:p>
              </table:table-cell>
              <table:table-cell office:value-type="float" office:value="96.9917081260364">
                <text:p>96.99170812603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scatter" chart:style-name="ch1">
        <chart:legend chart:legend-position="end" svg:x="13.089cm" svg:y="2.709cm" style:legend-expansion="high" chart:style-name="ch2"/>
        <chart:plot-area chart:style-name="ch3" table:cell-range-address="Sheet1.A3:Sheet1.A8 Sheet1.B1:Sheet1.B1 Sheet1.D3:Sheet1.D8 Sheet1.F1:Sheet1.F1 Sheet1.H3:Sheet1.H8 Sheet1.J1:Sheet1.J1 Sheet1.L3:Sheet1.L8 Sheet1.N1:Sheet1.N1 Sheet1.P3:Sheet1.P8 Sheet1.B11:Sheet1.B11 Sheet1.D13:Sheet1.D18 Sheet1.F11:Sheet1.F11 Sheet1.H13:Sheet1.H18 Sheet1.J11:Sheet1.J11 Sheet1.L13:Sheet1.L18" chart:data-source-has-labels="row" svg:x="1.33cm" svg:y="0.18cm" svg:width="11.44cm" svg:height="7.664cm">
          <chartooo:coordinate-region svg:x="2.878cm" svg:y="0.379cm" svg:width="9.612cm" svg:height="6.818cm"/>
          <chart:axis chart:dimension="x" chart:name="primary-x" chart:style-name="ch4">
            <chart:title svg:x="5.723cm" svg:y="8.024cm" chart:style-name="ch5">
              <text:p>Number of Nodes</text:p>
            </chart:title>
          </chart:axis>
          <chart:axis chart:dimension="y" chart:name="primary-y" chart:style-name="ch6">
            <chart:title svg:x="0.451cm" svg:y="6.292cm" chart:style-name="ch7">
              <text:p>Total number of sent messages</text:p>
            </chart:title>
            <chart:grid chart:style-name="ch8" chart:class="major"/>
          </chart:axis>
          <chart:series chart:style-name="ch9" chart:values-cell-range-address="Sheet1.D3:Sheet1.D8" chart:label-cell-address="Sheet1.B1:Sheet1.B1" chart:class="chart:scatter">
            <chart:domain table:cell-range-address="Sheet1.A3:Sheet1.A8"/>
            <chart:data-point chart:repeated="6"/>
          </chart:series>
          <chart:series chart:style-name="ch10" chart:values-cell-range-address="Sheet1.H3:Sheet1.H8" chart:label-cell-address="Sheet1.F1:Sheet1.F1" chart:class="chart:scatter">
            <chart:data-point chart:repeated="6"/>
          </chart:series>
          <chart:series chart:style-name="ch11" chart:values-cell-range-address="Sheet1.L3:Sheet1.L8" chart:label-cell-address="Sheet1.J1:Sheet1.J1" chart:class="chart:scatter">
            <chart:data-point chart:repeated="6"/>
          </chart:series>
          <chart:series chart:style-name="ch12" chart:values-cell-range-address="Sheet1.P3:Sheet1.P8" chart:label-cell-address="Sheet1.N1:Sheet1.N1" chart:class="chart:scatter">
            <chart:data-point chart:repeated="6"/>
          </chart:series>
          <chart:series chart:style-name="ch13" chart:values-cell-range-address="Sheet1.D13:Sheet1.D18" chart:label-cell-address="Sheet1.B11:Sheet1.B11" chart:class="chart:scatter">
            <chart:data-point chart:repeated="6"/>
          </chart:series>
          <chart:series chart:style-name="ch14" chart:values-cell-range-address="Sheet1.H13:Sheet1.H18" chart:label-cell-address="Sheet1.F11:Sheet1.F11" chart:class="chart:scatter">
            <chart:data-point chart:repeated="6"/>
          </chart:series>
          <chart:series chart:style-name="ch15" chart:values-cell-range-address="Sheet1.L13:Sheet1.L18" chart:label-cell-address="Sheet1.J11:Sheet1.J11" chart:class="chart:scatte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TL = 1</text:p>
                <draw:g>
                  <svg:desc>Sheet1.B1:Sheet1.B1</svg:desc>
                </draw:g>
              </table:table-cell>
              <table:table-cell office:value-type="string">
                <text:p>TTL = 2</text:p>
                <draw:g>
                  <svg:desc>Sheet1.F1:Sheet1.F1</svg:desc>
                </draw:g>
              </table:table-cell>
              <table:table-cell office:value-type="string">
                <text:p>TTL = 3</text:p>
                <draw:g>
                  <svg:desc>Sheet1.J1:Sheet1.J1</svg:desc>
                </draw:g>
              </table:table-cell>
              <table:table-cell office:value-type="string">
                <text:p>TTL = 4</text:p>
                <draw:g>
                  <svg:desc>Sheet1.N1:Sheet1.N1</svg:desc>
                </draw:g>
              </table:table-cell>
              <table:table-cell office:value-type="string">
                <text:p>TTL = 16</text:p>
                <draw:g>
                  <svg:desc>Sheet1.B11:Sheet1.B11</svg:desc>
                </draw:g>
              </table:table-cell>
              <table:table-cell office:value-type="string">
                <text:p>TTL = 64</text:p>
                <draw:g>
                  <svg:desc>Sheet1.F11:Sheet1.F11</svg:desc>
                </draw:g>
              </table:table-cell>
              <table:table-cell office:value-type="string">
                <text:p>TTL = 128</text:p>
                <draw:g>
                  <svg:desc>Sheet1.J11:Sheet1.J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3:Sheet1.A8</svg:desc>
                </draw:g>
              </table:table-cell>
              <table:table-cell office:value-type="float" office:value="1456">
                <text:p>1456</text:p>
                <draw:g>
                  <svg:desc>Sheet1.D3:Sheet1.D8</svg:desc>
                </draw:g>
              </table:table-cell>
              <table:table-cell office:value-type="float" office:value="1400">
                <text:p>1400</text:p>
                <draw:g>
                  <svg:desc>Sheet1.H3:Sheet1.H8</svg:desc>
                </draw:g>
              </table:table-cell>
              <table:table-cell office:value-type="float" office:value="952">
                <text:p>952</text:p>
                <draw:g>
                  <svg:desc>Sheet1.L3:Sheet1.L8</svg:desc>
                </draw:g>
              </table:table-cell>
              <table:table-cell office:value-type="float" office:value="784">
                <text:p>784</text:p>
                <draw:g>
                  <svg:desc>Sheet1.P3:Sheet1.P8</svg:desc>
                </draw:g>
              </table:table-cell>
              <table:table-cell office:value-type="float" office:value="1512">
                <text:p>1512</text:p>
                <draw:g>
                  <svg:desc>Sheet1.D13:Sheet1.D18</svg:desc>
                </draw:g>
              </table:table-cell>
              <table:table-cell office:value-type="float" office:value="1064">
                <text:p>1064</text:p>
                <draw:g>
                  <svg:desc>Sheet1.H13:Sheet1.H18</svg:desc>
                </draw:g>
              </table:table-cell>
              <table:table-cell office:value-type="float" office:value="1848">
                <text:p>1848</text:p>
                <draw:g>
                  <svg:desc>Sheet1.L13:Sheet1.L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740">
                <text:p>3740</text:p>
              </table:table-cell>
              <table:table-cell office:value-type="float" office:value="11520">
                <text:p>11520</text:p>
              </table:table-cell>
              <table:table-cell office:value-type="float" office:value="7200">
                <text:p>7200</text:p>
              </table:table-cell>
              <table:table-cell office:value-type="float" office:value="7040">
                <text:p>7040</text:p>
              </table:table-cell>
              <table:table-cell office:value-type="float" office:value="4960">
                <text:p>4960</text:p>
              </table:table-cell>
              <table:table-cell office:value-type="float" office:value="7680">
                <text:p>7680</text:p>
              </table:table-cell>
              <table:table-cell office:value-type="float" office:value="8160">
                <text:p>81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12980">
                <text:p>12980</text:p>
              </table:table-cell>
              <table:table-cell office:value-type="float" office:value="31630">
                <text:p>31630</text:p>
              </table:table-cell>
              <table:table-cell office:value-type="float" office:value="30640">
                <text:p>30640</text:p>
              </table:table-cell>
              <table:table-cell office:value-type="float" office:value="22040">
                <text:p>22040</text:p>
              </table:table-cell>
              <table:table-cell office:value-type="float" office:value="25220">
                <text:p>25220</text:p>
              </table:table-cell>
              <table:table-cell office:value-type="float" office:value="30980">
                <text:p>30980</text:p>
              </table:table-cell>
              <table:table-cell office:value-type="float" office:value="30340">
                <text:p>303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22880">
                <text:p>22880</text:p>
              </table:table-cell>
              <table:table-cell office:value-type="float" office:value="90950">
                <text:p>90950</text:p>
              </table:table-cell>
              <table:table-cell office:value-type="float" office:value="94660">
                <text:p>94660</text:p>
              </table:table-cell>
              <table:table-cell office:value-type="float" office:value="116240">
                <text:p>116240</text:p>
              </table:table-cell>
              <table:table-cell office:value-type="float" office:value="125580">
                <text:p>125580</text:p>
              </table:table-cell>
              <table:table-cell office:value-type="float" office:value="111690">
                <text:p>111690</text:p>
              </table:table-cell>
              <table:table-cell office:value-type="float" office:value="124260">
                <text:p>1242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32120">
                <text:p>32120</text:p>
              </table:table-cell>
              <table:table-cell office:value-type="float" office:value="221860">
                <text:p>221860</text:p>
              </table:table-cell>
              <table:table-cell office:value-type="float" office:value="387400">
                <text:p>387400</text:p>
              </table:table-cell>
              <table:table-cell office:value-type="float" office:value="458200">
                <text:p>458200</text:p>
              </table:table-cell>
              <table:table-cell office:value-type="float" office:value="405070">
                <text:p>405070</text:p>
              </table:table-cell>
              <table:table-cell office:value-type="float" office:value="439950">
                <text:p>439950</text:p>
              </table:table-cell>
              <table:table-cell office:value-type="float" office:value="442320">
                <text:p>4423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61380">
                <text:p>61380</text:p>
              </table:table-cell>
              <table:table-cell office:value-type="float" office:value="501060">
                <text:p>501060</text:p>
              </table:table-cell>
              <table:table-cell office:value-type="float" office:value="1180780">
                <text:p>1180780</text:p>
              </table:table-cell>
              <table:table-cell office:value-type="float" office:value="1384090">
                <text:p>1384090</text:p>
              </table:table-cell>
              <table:table-cell office:value-type="float" office:value="1500910">
                <text:p>1500910</text:p>
              </table:table-cell>
              <table:table-cell office:value-type="float" office:value="1541790">
                <text:p>1541790</text:p>
              </table:table-cell>
              <table:table-cell office:value-type="float" office:value="1462150">
                <text:p>14621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